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25cm" svg:height="8.395cm" svg:x="0.00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0T14:47:00.286434406</dc:date>
    <meta:editing-duration>PT3M21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26cm" svg:height="8.396cm" xlink:href="." xlink:type="simple" chart:class="chart:scatter" chart:style-name="ch1">
        <chart:plot-area chart:style-name="ch2" chart:data-source-has-labels="both" svg:x="0.298cm" svg:y="0.167cm" svg:width="14.33cm" svg:height="8.062cm">
          <chart:coordinate-region svg:x="0.84cm" svg:y="0.366cm" svg:width="13.694cm" svg:height="7.664cm"/>
          <chart:axis chart:dimension="x" chart:name="primary-x" chart:style-name="ch3" chartooo:axis-type="auto">
            <chart:categories table:cell-range-address="local-table.$A$2:.$A$602"/>
          </chart:axis>
          <chart:axis chart:dimension="y" chart:name="primary-y" chart:style-name="ch4"/>
          <chart:series chart:style-name="ch5" chart:values-cell-range-address="local-table.$C$2:.$C$602" chart:label-cell-address="local-table.$C$1" chart:class="chart:scatter">
            <chart:domain table:cell-range-address="local-table.$B$2:.$B$602"/>
            <chart:data-point chart:repeated="6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4">
                <text:p>0.851558583130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-0.125581039058621">
                <text:p>-0.1255810390586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-0.61803398874989">
                <text:p>-0.618033988749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-0.736249105369354">
                <text:p>-0.736249105369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-0.851558583130152">
                <text:p>-0.8515585831301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-0.497379774329712">
                <text:p>-0.4973797743297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-0.125581039058624">
                <text:p>-0.1255810390586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-4.89982515786259E-015">
                <text:p>-4.89982515786259E-0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0.125581039058621">
                <text:p>0.1255810390586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0.851558583130149">
                <text:p>0.8515585831301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0.963507348203427">
                <text:p>0.9635073482034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